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20c8f5" officeooo:paragraph-rsid="01296a3f"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2950df" officeooo:paragraph-rsid="012950df"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27cb5f" officeooo:paragraph-rsid="0127cb5f"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9"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2b0bf4" officeooo:paragraph-rsid="012b0bf4" style:font-name-asian="Nimbus Mono L" style:font-size-asian="12pt" style:font-style-asian="italic" style:font-weight-asian="bold" style:font-name-complex="Liberation Mono" style:font-size-complex="12pt" style:font-style-complex="italic"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1" style:family="paragraph" style:parent-style-name="Preformatted_20_Text" style:master-page-name="">
      <style:paragraph-properties style:page-number="auto"/>
      <style:text-properties style:font-name="Liberation Serif" fo:font-size="13pt" fo:font-style="normal" style:text-underline-style="none" fo:font-weight="bold" officeooo:rsid="0127cb5f" officeooo:paragraph-rsid="0127cb5f"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3" style:family="paragraph" style:parent-style-name="Preformatted_20_Text">
      <style:text-properties fo:font-size="13pt" officeooo:paragraph-rsid="00b05fed" style:font-size-asian="13pt" style:font-size-complex="13pt"/>
    </style:style>
    <style:style style:name="P14" style:family="paragraph" style:parent-style-name="Preformatted_20_Text">
      <style:text-properties fo:font-size="13pt" officeooo:paragraph-rsid="0120c8f5" style:font-size-asian="13pt" style:font-size-complex="13pt"/>
    </style:style>
    <style:style style:name="P15" style:family="paragraph" style:parent-style-name="Preformatted_20_Text">
      <style:text-properties fo:font-size="13pt" officeooo:paragraph-rsid="0127cb5f" style:font-size-asian="13pt" style:font-size-complex="13pt"/>
    </style:style>
    <style:style style:name="P16"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7"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9"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20" style:family="paragraph" style:parent-style-name="Preformatted_20_Text">
      <style:text-properties fo:font-size="13pt" officeooo:paragraph-rsid="01327b59" style:font-size-asian="13pt" style:font-size-complex="13pt"/>
    </style:style>
    <style:style style:name="P21" style:family="paragraph" style:parent-style-name="Preformatted_20_Text">
      <style:text-properties style:font-name="Liberation Sans" fo:font-size="13pt" fo:font-style="normal" style:text-underline-style="none" officeooo:rsid="00e97b35" officeooo:paragraph-rsid="01296a3f" style:font-name-asian="Nimbus Mono L" style:font-size-asian="13pt" style:font-style-asian="normal" style:font-name-complex="Liberation Mono" style:font-size-complex="13pt" style:font-style-complex="normal"/>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27cb5f"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2b0bf4"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321b64"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2950df"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2bed5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2d63c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324284"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327b59"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35bc8f"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296a3f"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2a30a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30b320"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327b59"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33e2db"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03e7444" fo:background-color="transparent" loext:char-shading-value="0" style:font-style-asian="normal" style:font-style-complex="normal"/>
    </style:style>
    <style:style style:name="T36" style:family="text">
      <style:text-properties style:font-name="Liberation Sans" fo:font-style="normal" style:text-underline-style="none" officeooo:rsid="00e307b6" fo:background-color="transparent" loext:char-shading-value="0" style:font-style-asian="normal" style:font-style-complex="normal"/>
    </style:style>
    <style:style style:name="T37" style:family="text">
      <style:text-properties style:font-name="Liberation Sans" fo:font-style="normal" style:text-underline-style="none" officeooo:rsid="00083d4b" fo:background-color="transparent" loext:char-shading-value="0" style:font-style-asian="normal" style:font-style-complex="normal"/>
    </style:style>
    <style:style style:name="T38" style:family="text">
      <style:text-properties style:font-name="Liberation Sans" fo:font-style="normal" style:text-underline-style="none" officeooo:rsid="0123a160" fo:background-color="transparent" loext:char-shading-value="0" style:font-style-asian="normal" style:font-style-complex="normal"/>
    </style:style>
    <style:style style:name="T39" style:family="text">
      <style:text-properties style:font-name="Liberation Sans" fo:font-style="normal" style:text-underline-style="none" officeooo:rsid="0130b320" fo:background-color="transparent" loext:char-shading-value="0" style:font-style-asian="normal" style:font-style-complex="normal"/>
    </style:style>
    <style:style style:name="T40" style:family="text">
      <style:text-properties style:font-name="Liberation Sans" fo:font-style="normal" style:text-underline-style="none" officeooo:rsid="0134a0c2" fo:background-color="transparent" loext:char-shading-value="0" style:font-style-asian="normal" style:font-style-complex="normal"/>
    </style:style>
    <style:style style:name="T41" style:family="text">
      <style:text-properties officeooo:rsid="000dd66a"/>
    </style:style>
    <style:style style:name="T42" style:family="text">
      <style:text-properties officeooo:rsid="00697aa2"/>
    </style:style>
    <style:style style:name="T43" style:family="text">
      <style:text-properties officeooo:rsid="012d63cf"/>
    </style:style>
    <style:style style:name="T44" style:family="text">
      <style:text-properties officeooo:rsid="012f0c65"/>
    </style:style>
    <style:style style:name="T45" style:family="text">
      <style:text-properties officeooo:rsid="01321b64"/>
    </style:style>
    <style:style style:name="T46" style:family="text">
      <style:text-properties officeooo:rsid="01324284"/>
    </style:style>
    <style:style style:name="T47" style:family="text">
      <style:text-properties officeooo:rsid="01327b59"/>
    </style:style>
    <style:style style:name="T48" style:family="text">
      <style:text-properties officeooo:rsid="0133e2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7">1</text:span><text:span text:style-name="T5">2</text:span><text:span text:style-name="T6">th</text:span><text:span text:style-name="T4"> </text:span><text:span text:style-name="T7">Febr</text:span><text:span text:style-name="T5">uary</text:span><text:span text:style-name="T1"> 20</text:span><text:span text:style-name="T2">2</text:span><text:span text:style-name="T3">3</text:span></text:p>
      <text:p text:style-name="P11"/>
      <text:p text:style-name="P9"><text:span text:style-name="T45">Phil </text:span>1:<text:span text:style-name="T45">4</text:span>-5</text:p>
      <text:p text:style-name="P8">In all my prayers for all of you, I always pray with joy because of your partnership in the gospel from the first day until now.</text:p>
      <text:p text:style-name="P19"/>
      <text:p text:style-name="P18">Thanks to God</text:p>
      <text:p text:style-name="P15"><text:span text:style-name="T13">Heavenly Father </text:span><text:span text:style-name="T17">You called us out of darkness into Your marvellous light, and so it is our joy</text:span><text:span text:style-name="T13"> to give You </text:span><text:span text:style-name="T15">thanks </text:span><text:span text:style-name="T13">and praise </text:span><text:span text:style-name="T17">today</text:span><text:span text:style-name="T13">. We thank You that </text:span><text:span text:style-name="T15">Your salvation release</text:span><text:span text:style-name="T17">s us</text:span><text:span text:style-name="T16"> </text:span><text:span text:style-name="T17">from </text:span><text:span text:style-name="T15">sin’</text:span><text:span text:style-name="T17">s hold and we are free to obey Your Good Word</text:span><text:span text:style-name="T13">. </text:span><text:span text:style-name="T14">We thank You that we </text:span><text:span text:style-name="T18">can</text:span><text:span text:style-name="T14"> now </text:span><text:span text:style-name="T16">walk in </text:span><text:span text:style-name="T18">the Spirit, in </text:span><text:span text:style-name="T16">newness of life and </text:span><text:span text:style-name="T18">not simply idle away our time</text:span><text:span text:style-name="T14">.</text:span></text:p>
      <text:p text:style-name="P5"/>
      <text:p text:style-name="P15"><text:span text:style-name="T16">O</text:span><text:span text:style-name="T9">ur Lord Jesus </text:span><text:span text:style-name="T18">voluntarily </text:span><text:span text:style-name="T16">surrendered the glories of heaven </text:span><text:span text:style-name="T11">to </text:span><text:span text:style-name="T16">come down to </text:span><text:span text:style-name="T11">this earth, </text:span><text:span text:style-name="T18">do what we could not do for ourselves and then </text:span><text:span text:style-name="T16">ascend to the throne again. </text:span><text:span text:style-name="T18">We are therefore free of the fear of death but You have also graciously appointed tasks for us to do, </text:span><text:span text:style-name="T16">so that </text:span><text:span text:style-name="T18">w</text:span><text:span text:style-name="T16">e </text:span><text:span text:style-name="T18">share with You in the work of the Gospel, bringing the Kingdom of Heaven to more and more people so that a joyous multitude will bring une</text:span><text:span text:style-name="T20">n</text:span><text:span text:style-name="T18">ding praise and honour to Father, Son and Holy Spirit.</text:span></text:p>
      <text:p text:style-name="P4"/>
      <text:p text:style-name="P12">The Wide World...<text:span text:style-name="T41"> a</text:span>nd <text:span text:style-name="T42">in </text:span>the wider Church</text:p>
      <text:p text:style-name="P14"><text:span text:style-name="T12">We pray for t</text:span><text:span text:style-name="T8">h</text:span><text:span text:style-name="T10">is</text:span><text:span text:style-name="T8"> world </text:span><text:span text:style-name="T12">where </text:span><text:span text:style-name="T18">the biggest news before us is the tragic earthquakes which have </text:span><text:span text:style-name="T19">taken over 20,000 lives and </text:span><text:span text:style-name="T18">done </text:span><text:span text:style-name="T16">so </text:span><text:span text:style-name="T12">m</text:span><text:span text:style-name="T18">uch damage in Turkey and Northern Syria</text:span><text:span text:style-name="T16">. </text:span><text:span text:style-name="T19">We pray for the rescue efforts to find survivors and for the massive restoration task which has to follow. We pray for aid workers in the region and surrounding countries who will be asked to cope with yet another major tragedy and thousands of displaced refugees.</text:span></text:p>
      <text:p text:style-name="P2"/>
      <text:p text:style-name="P3">We pray for Your Church, <text:span text:style-name="T44">again giving thanks for the work of the gospel which continues despite interruptions and oppression in</text:span> many places around the world. <text:span text:style-name="T44">We thank You for news from Calvin &amp; Ruth Mathys, recovering after last year’s </text:span><text:span text:style-name="T47">New Guinea </text:span><text:span text:style-name="T44">earthquake, and give thanks that Ruth is making excellent progress after surgery on her broken ankle. </text:span><text:span text:style-name="T48">May our missions support this month be an encouragement to them, along with our prayers, so that they can fulfill Your calling more effectively each day.</text:span></text:p>
      <text:p text:style-name="P21"/>
      <text:p text:style-name="P10">Ashburton</text:p>
      <text:p text:style-name="P20"><text:span text:style-name="T27">W</text:span><text:span text:style-name="T26">e thank You for Your work here </text:span><text:span text:style-name="T27">in Ashburton, </text:span><text:span text:style-name="T26">and </text:span><text:span text:style-name="T31">w</text:span><text:span text:style-name="T21">e </text:span><text:span text:style-name="T24">continue to pray for the Revitalization program, </text:span><text:span text:style-name="T32">and our Congregational Meeting today</text:span><text:span text:style-name="T24">. </text:span><text:span text:style-name="T32">Grant us wisdom and insight so that we can work in step with Your plans for th</text:span><text:span text:style-name="T34">is</text:span><text:span text:style-name="T33"> work</text:span><text:span text:style-name="T32">.</text:span><text:span text:style-name="T24"> </text:span><text:span text:style-name="T32">We pray also for the resumption of Community Groups: </text:span><text:span text:style-name="T33">m</text:span><text:span text:style-name="T32">ay we grow in grace and Christ-likeness as we study Your Word both in theory and in practice as we seek to be more effective in prayer.</text:span></text:p>
      <text:p text:style-name="P20"><text:span text:style-name="T24"/></text:p>
      <text:p text:style-name="P20"><text:span text:style-name="T29">We pray for restoration of health f</text:span><text:span text:style-name="T32">or</text:span><text:span text:style-name="T29"> Margaret </text:span><text:span text:style-name="T32">and </text:span><text:span text:style-name="T29">Diane, Shiun, </text:span><text:span text:style-name="T31">for</text:span><text:span text:style-name="T29"> Russell </text:span><text:span text:style-name="T31">and Jocelyn, and for </text:span><text:span text:style-name="T29">Steph and Callum</text:span><text:span text:style-name="T30">.</text:span></text:p>
      <text:p text:style-name="P6"/>
      <text:p text:style-name="P13"><text:span text:style-name="T25">W</text:span><text:span text:style-name="T35">e </text:span><text:span text:style-name="T39">give thanks</text:span><text:span text:style-name="T35"> for </text:span><text:span text:style-name="T40">Your Word which is freely available to us, which we can read for ourselves as well as hearing it proclaimed publicly. We pray for </text:span><text:span text:style-name="T33">Barry</text:span><text:span text:style-name="T35"> as he preach</text:span><text:span text:style-name="T22">es </text:span><text:span text:style-name="T23">today:</text:span><text:span text:style-name="T22"> </text:span><text:span text:style-name="T34">giving </text:span><text:span text:style-name="T31">thank</text:span><text:span text:style-name="T34">s</text:span><text:span text:style-name="T31"> </text:span><text:span text:style-name="T34">for his preparation under </text:span><text:span text:style-name="T31">You</text:span><text:span text:style-name="T34">r</text:span><text:span text:style-name="T31"> guidance. and w</text:span><text:span text:style-name="T28">e pray </text:span><text:span text:style-name="T31">that we</text:span><text:span text:style-name="T28"> too </text:span><text:span text:style-name="T31">will know </text:span><text:span text:style-name="T34">that heavenly</text:span><text:span text:style-name="T31"> guidance. </text:span><text:span text:style-name="T34">May</text:span><text:span text:style-name="T28"> we </text:span><text:span text:style-name="T34">live out the truth of Your powerful response to faithful prayer, so that we </text:span><text:span text:style-name="T28">bring </text:span><text:span text:style-name="T31">honour</text:span><text:span text:style-name="T28"> to the Name of Jesus</text:span><text:span text:style-name="T36">, </text:span><text:span text:style-name="T38">our Lord and Saviour,</text:span><text:span text:style-name="T37"> Amen.</text:span></text:p>
      <text:p text:style-name="P16">Our Father, Who is in heaven,<text:line-break/>hallowed be Your name;<text:line-break/>Your kingdom come;<text:line-break/>Your will be done,<text:line-break/>on earth as it is in heaven.</text:p>
      <text:p text:style-name="P17"/>
      <text:p text:style-name="P17">Give us this day our daily bread.<text:line-break/>And forgive us our trespasses,<text:line-break/>as we forgive those that trespass against us.<text:line-break/>Lead us not into temptation;<text:line-break/>but deliver us from evil.</text:p>
      <text:p text:style-name="P17"/>
      <text:p text:style-name="P17">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2-11T20:09:03.350901797</dc:date>
    <meta:editing-duration>PT11H23M50S</meta:editing-duration>
    <meta:editing-cycles>132</meta:editing-cycles>
    <meta:generator>LibreOffice/7.3.7.2$Linux_X86_64 LibreOffice_project/30$Build-2</meta:generator>
    <meta:print-date>2022-11-12T21:41:23.154044675</meta:print-date>
    <meta:document-statistic meta:table-count="0" meta:image-count="0" meta:object-count="0" meta:page-count="2" meta:paragraph-count="17" meta:word-count="613" meta:character-count="3323" meta:non-whitespace-character-count="2727"/>
  </office:meta>
</office:document-meta>
</file>